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80422" officeooo:paragraph-rsid="00180422"/>
    </style:style>
    <style:style style:name="P2" style:family="paragraph" style:parent-style-name="Standard">
      <style:text-properties officeooo:rsid="0018179b" officeooo:paragraph-rsid="0018179b"/>
    </style:style>
    <style:style style:name="P3" style:family="paragraph" style:parent-style-name="Standard">
      <style:text-properties officeooo:rsid="0019011b" officeooo:paragraph-rsid="0019011b"/>
    </style:style>
    <style:style style:name="P4" style:family="paragraph" style:parent-style-name="Standard">
      <style:text-properties officeooo:rsid="001aaa53" officeooo:paragraph-rsid="001aaa53"/>
    </style:style>
    <style:style style:name="P5" style:family="paragraph" style:parent-style-name="Standard">
      <style:text-properties officeooo:rsid="001ae9d9" officeooo:paragraph-rsid="001ae9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CL Technologies – IT Company Profile</text:p>
      <text:p text:style-name="P1"/>
      <text:p text:style-name="P1">HCLHCL Technologies: IT company profile, complete details and official website details are gathered and a collection of information is given below. Download Placement papers of HCL.</text:p>
      <text:p text:style-name="P1"/>
      <text:p text:style-name="P1">HCL TECHNOLOGIES PROFILE</text:p>
      <text:p text:style-name="P1"/>
      <text:p text:style-name="P1">HCL Technologies was established in the year November 12, 1991 by Shiv Nadar as HCL Overseas Limited. Bloomerg database which includes 3000 technology companies, there are one seven companies with the revenue of US$ 4.5 billion and HCL technologies is one among those companies. HCL technologies is an Indian multinational company, the fourth largest IT company and rank 48 in the list of IT service providers.</text:p>
      <text:p text:style-name="P1"/>
      <text:p text:style-name="P1">HCL Headquarters:</text:p>
      <text:p text:style-name="P1"/>
      <text:p text:style-name="P1">Nodia, Uttar Pradesh, India</text:p>
      <text:p text:style-name="P1"/>
      <text:p text:style-name="P1">Management Profiles:</text:p>
      <text:p text:style-name="P1"/>
      <text:p text:style-name="P1">Chairman &amp; CSO(Chief Strategy Officer) -&gt; Shiv Nadar</text:p>
      <text:p text:style-name="P1"/>
      <text:p text:style-name="P1">CEO -&gt; Anant Gupta</text:p>
      <text:p text:style-name="P1"/>
      <text:p text:style-name="P1">VC &amp; Joint Managing Director -&gt; Vineet Nayar</text:p>
      <text:p text:style-name="P1"/>
      <text:p text:style-name="P1">Infosys – IT Company Profile</text:p>
      <text:p text:style-name="P1">TCS Company Profile</text:p>
      <text:p text:style-name="P1">WIPRO Company Profile</text:p>
      <text:p text:style-name="P1">Vision of the company:</text:p>
      <text:p text:style-name="P1"/>
      <text:p text:style-name="P1">To be the technology partner of choice for forward looking customers by collaboratively transforming technology into business advantage.</text:p>
      <text:p text:style-name="P1"/>
      <text:p text:style-name="P1">Mission of the company:</text:p>
      <text:p text:style-name="P1"/>
      <text:p text:style-name="P1">To be the employer of choice and the partner of choice by focusing on stated values of Employees First, Trust, Transparency, Flexibility and Value Centricity.</text:p>
      <text:p text:style-name="P1"/>
      <text:p text:style-name="P1">Tagline of the company:</text:p>
      <text:p text:style-name="P1"/>
      <text:p text:style-name="P1">Technology that Touches Lives.</text:p>
      <text:p text:style-name="P1"/>
      <text:p text:style-name="P1">[Read: Study Abroad Guide]</text:p>
      <text:p text:style-name="P1"/>
      <text:p text:style-name="P1">Services provided by HCL:</text:p>
      <text:p text:style-name="P1"/>
      <text:p text:style-name="P1">Business services</text:p>
      <text:p text:style-name="P1">Engineering and R&amp;D Services</text:p>
      <text:p text:style-name="P1">Enterprise Transformation Services</text:p>
      <text:p text:style-name="P1">Enterprise Application Services</text:p>
      <text:p text:style-name="P1">Custom Application Services</text:p>
      <text:p text:style-name="P1">Engineering and R&amp;D Services</text:p>
      <text:p text:style-name="P1"><text:soft-page-break/>IT Infrastructure Management</text:p>
      <text:p text:style-name="P1">HCL Branches in India:</text:p>
      <text:p text:style-name="P1"/>
      <text:p text:style-name="P1">Gurgaon</text:p>
      <text:p text:style-name="P1">Chennai</text:p>
      <text:p text:style-name="P1">Bangalore</text:p>
      <text:p text:style-name="P1">Hyderabad</text:p>
      <text:p text:style-name="P1">Kolkatta</text:p>
      <text:p text:style-name="P1">Mumbai</text:p>
      <text:p text:style-name="P1">New Delhi</text:p>
      <text:p text:style-name="P1">[Related: IT Related Studies Abroad]</text:p>
      <text:p text:style-name="P1"/>
      <text:p text:style-name="P1">Branches in abroad:</text:p>
      <text:p text:style-name="P1"/>
      <text:p text:style-name="P1">America-&gt; Mexico, Canada, Latin America</text:p>
      <text:p text:style-name="P1">Asia-&gt; Singapore, <text:s text:c="2"/>Indonesia, Japan, <text:s text:c="3"/>Middle East, Malaysia, Hong Kong, China, Philippines</text:p>
      <text:p text:style-name="P1">Australia &amp; New Zealand</text:p>
      <text:p text:style-name="P1">Africa</text:p>
      <text:p text:style-name="P1">Europe-&gt; United Kingdom, Poland, Belgium, Italy, France, Netherlands, Finland, Germany, Norway, Sweden</text:p>
      <text:p text:style-name="P1">[Useful: Education Loan Guide]</text:p>
      <text:p text:style-name="P1"/>
      <text:p text:style-name="P1">Alliances:</text:p>
      <text:p text:style-name="P1"/>
      <text:p text:style-name="P1">Top 4 Global Alliances:</text:p>
      <text:p text:style-name="P1"/>
      <text:p text:style-name="P1">Microsoft</text:p>
      <text:p text:style-name="P1">Cisco</text:p>
      <text:p text:style-name="P1">Ø <text:s text:c="3"/>EMC2</text:p>
      <text:p text:style-name="P1">SAP</text:p>
      <text:p text:style-name="P1">Strategic Alliances:</text:p>
      <text:p text:style-name="P1"/>
      <text:p text:style-name="P1">Teradata</text:p>
      <text:p text:style-name="P1">Informatica</text:p>
      <text:p text:style-name="P1">Guidewire</text:p>
      <text:p text:style-name="P1">MISYS</text:p>
      <text:p text:style-name="P1">Hybris</text:p>
      <text:p text:style-name="P1">[SEE: Career Guidance for all]</text:p>
      <text:p text:style-name="P1"/>
      <text:p text:style-name="P1">HCL History:</text:p>
      <text:p text:style-name="P1"/>
      <text:p text:style-name="P1">1994: <text:s/></text:p>
      <text:p text:style-name="P1"/>
      <text:p text:style-name="P1">Changed the name to HCL Consulting Limited.</text:p>
      <text:p text:style-name="P1"/>
      <text:p text:style-name="P1">1996:</text:p>
      <text:p text:style-name="P1"/>
      <text:p text:style-name="P1">A joint venture with Perot system</text:p>
      <text:p text:style-name="P1"/>
      <text:p text:style-name="P1">1998:</text:p>
      <text:p text:style-name="P1"/>
      <text:p text:style-name="P1">Established its footprint in Asia Pacific and Europe.</text:p>
      <text:p text:style-name="P1"><text:soft-page-break/></text:p>
      <text:p text:style-name="P1">1999:</text:p>
      <text:p text:style-name="P1"/>
      <text:p text:style-name="P1">Five-year contract with Gtech and Kla Tencor.</text:p>
      <text:p text:style-name="P1"/>
      <text:p text:style-name="P1">2000:</text:p>
      <text:p text:style-name="P1"/>
      <text:p text:style-name="P1">– <text:s text:c="3"/>Established development center in Chennai</text:p>
      <text:p text:style-name="P1"/>
      <text:p text:style-name="P1">– <text:s text:c="3"/>HCL comnet, a subsidiary of HCL technologies invested Rs. 10 crore to set up development center in Delhi</text:p>
      <text:p text:style-name="P1"/>
      <text:p text:style-name="P1">2001:</text:p>
      <text:p text:style-name="P1"/>
      <text:p text:style-name="P1">– <text:s text:c="3"/>HCL comnet systems entered web-enabling application</text:p>
      <text:p text:style-name="P1"/>
      <text:p text:style-name="P1">– <text:s text:c="3"/>Signed up an agreement with Toshiba for setting up an offshore development company in India</text:p>
      <text:p text:style-name="P1"/>
      <text:p text:style-name="P1">2002:</text:p>
      <text:p text:style-name="P1"/>
      <text:p text:style-name="P1">– <text:s text:c="3"/>Strategic alliance with Cento corporation</text:p>
      <text:p text:style-name="P1"/>
      <text:p text:style-name="P1">– <text:s text:c="3"/>100% acquisition of Gulf Computers Inc, USA.</text:p>
      <text:p text:style-name="P1"/>
      <text:p text:style-name="P1">2004:</text:p>
      <text:p text:style-name="P1"/>
      <text:p text:style-name="P1">– <text:s text:c="3"/>Launched Insurance solutions center at Chennai</text:p>
      <text:p text:style-name="P1"/>
      <text:p text:style-name="P1">– <text:s text:c="3"/>Named Microsoft Global systems integrator partner.</text:p>
      <text:p text:style-name="P1"/>
      <text:p text:style-name="P1">[Read: Projects free download]</text:p>
      <text:p text:style-name="P1"/>
      <text:p text:style-name="P1">2005:</text:p>
      <text:p text:style-name="P1"/>
      <text:p text:style-name="P1">– <text:s text:c="3"/>Joint venture with NEC Japan.</text:p>
      <text:p text:style-name="P1"/>
      <text:p text:style-name="P1">– <text:s text:c="3"/>Strategic partnership with EXA Japan</text:p>
      <text:p text:style-name="P1"/>
      <text:p text:style-name="P1">2007:</text:p>
      <text:p text:style-name="P1"/>
      <text:p text:style-name="P1">– <text:s text:c="3"/>US$ 15 million contract with Alenia Aeronautica to provide engineering solutions.</text:p>
      <text:p text:style-name="P1"/>
      <text:p text:style-name="P1">2008:</text:p>
      <text:p text:style-name="P1"/>
      <text:p text:style-name="P1">– <text:s text:c="3"/>Launched global development center in Brazil</text:p>
      <text:p text:style-name="P1"/>
      <text:p text:style-name="P1">– <text:s text:c="3"/>Signs up 7 year contract worth Rs. 393 crore with National Insurance Compnay</text:p>
      <text:p text:style-name="P1"/>
      <text:p text:style-name="P1">2010:</text:p>
      <text:p text:style-name="P1"/>
      <text:p text:style-name="P1">– <text:s text:c="3"/>Launched the fastest laptop</text:p>
      <text:p text:style-name="P1"/>
      <text:p text:style-name="P1"><text:soft-page-break/>– <text:s text:c="3"/>Strategic partnership with Talisma</text:p>
      <text:p text:style-name="P1"/>
      <text:p text:style-name="P1">2011:</text:p>
      <text:p text:style-name="P1"/>
      <text:p text:style-name="P1">– <text:s text:c="3"/>Launched Global Enterprise Mobility Lab in Singapore</text:p>
      <text:p text:style-name="P1"/>
      <text:p text:style-name="P1">– <text:s text:c="3"/>Strategic partnership with Tangoe</text:p>
      <text:p text:style-name="P1"/>
      <text:p text:style-name="P1">[SEE: Love calculator | Love Meter | Love Percentage]</text:p>
      <text:p text:style-name="P1"/>
      <text:p text:style-name="P1">2012:</text:p>
      <text:p text:style-name="P1"/>
      <text:p text:style-name="P1">– <text:s text:c="3"/>Relationship with state street to provide BPO Services.</text:p>
      <text:p text:style-name="P1"/>
      <text:p text:style-name="P1">– <text:s text:c="3"/>A leading Norwegian energy company Statoil selected HCL as the partner for strategic infrastructure management services</text:p>
      <text:p text:style-name="P1"/>
      <text:p text:style-name="P1">HCL Achievements:</text:p>
      <text:p text:style-name="P1"/>
      <text:p text:style-name="P1">– <text:s text:c="3"/>Recognized as Britain’s <text:s/>top employers for the fourth consecutive year</text:p>
      <text:p text:style-name="P1"/>
      <text:p text:style-name="P1">– <text:s text:c="3"/>Awarded Golden Peacock innovation award.</text:p>
      <text:p text:style-name="P1"/>
      <text:p text:style-name="P1">– <text:s text:c="3"/>Awarded Meritorious supplier award by Sun Microsystems.</text:p>
      <text:p text:style-name="P1"/>
      <text:p text:style-name="P1">– <text:s text:c="3"/>Businessweek citied HCL technologies as one of the fastest growing technology companies and this company ranks 76.</text:p>
      <text:p text:style-name="P1"/>
      <text:p text:style-name="P1">– <text:s text:c="3"/>In 2006, Global services rated HCL technologies as No.1 in the “best performing IT service provider” category.</text:p>
      <text:p text:style-name="P1"/>
      <text:p text:style-name="P1">[Useful: Aptitude Practice Portal]</text:p>
      <text:p text:style-name="P1"/>
      <text:p text:style-name="P1">Employee’s count:</text:p>
      <text:p text:style-name="P1"/>
      <text:p text:style-name="P1">HCL technologies have the work force of 85,195 worldwide as on December 2012.</text:p>
      <text:p text:style-name="P1"/>
      <text:p text:style-name="P1">HCL Basic salary in India:</text:p>
      <text:p text:style-name="P1"/>
      <text:p text:style-name="P1">Project Manager, Information Technology (IT)-&gt; Rs 587,764 – Rs 1,543,224</text:p>
      <text:p text:style-name="P1">Sr. Software Engineer/Developer-&gt; Rs 335,807 – Rs 739,311</text:p>
      <text:p text:style-name="P1">Software Engineer-&gt;Rs 244,178 – Rs 433,223</text:p>
      <text:p text:style-name="P1">Senior Software Engineer -&gt; Rs 405,128 – Rs 848,868</text:p>
      <text:p text:style-name="P1">[Do you know: How to Learn English Quickly]</text:p>
      <text:p text:style-name="P1"/>
      <text:p text:style-name="P1">Official website and FB:</text:p>
      <text:p text:style-name="P1"/>
      <text:p text:style-name="P1">Facebook Page: https://www.facebook.com/HCLTechnologies</text:p>
      <text:p text:style-name="P1"/>
      <text:p text:style-name="P1">Source : Wikipedia &amp; HCL Website.</text:p>
      <text:p text:style-name="P1"/>
      <text:p text:style-name="P1"/>
      <text:p text:style-name="P1"><text:soft-page-break/></text:p>
      <text:p text:style-name="P2">WIPRO – IT Company Profile</text:p>
      <text:p text:style-name="P2"/>
      <text:p text:style-name="P2">WiproWipro Limited: IT company profile, complete details and official website details are gathered and a collection of information is given below. Do you know the Bangalore IT companies &amp; e-mail details ?</text:p>
      <text:p text:style-name="P2"/>
      <text:p text:style-name="P2">WIPRO PROFILE</text:p>
      <text:p text:style-name="P2"/>
      <text:p text:style-name="P2">Wipro one of the largest IT company was established in the year December 1945 by Amalner. Wipro has 46 development centers globally. Initially Wipro’s main product is to produce Sunflower Vanspathi oil and different soaps. Some of the clients of Wipro are Microsoft, Cisco, IBM, Ericsson. It is one of the largest companies with 54 countries.</text:p>
      <text:p text:style-name="P2"/>
      <text:p text:style-name="P2">[Read: Placement papers free download]</text:p>
      <text:p text:style-name="P2"/>
      <text:p text:style-name="P2">Wipro Headquarters:</text:p>
      <text:p text:style-name="P2"/>
      <text:p text:style-name="P2">Bangalore, Karnataka, India</text:p>
      <text:p text:style-name="P2"/>
      <text:p text:style-name="P2">Management Profiles:</text:p>
      <text:p text:style-name="P2"/>
      <text:p text:style-name="P2">Chairman: Azem Premji</text:p>
      <text:p text:style-name="P2"/>
      <text:p text:style-name="P2">CEO: T. K. Kurein</text:p>
      <text:p text:style-name="P2"/>
      <text:p text:style-name="P2">Vision of the company:</text:p>
      <text:p text:style-name="P2"/>
      <text:p text:style-name="P2">Continuous effort to enhance people’s lifestyle and quality by means of developing new technology in wireless communication.</text:p>
      <text:p text:style-name="P2"/>
      <text:p text:style-name="P2">Mission of the company:</text:p>
      <text:p text:style-name="P2"/>
      <text:p text:style-name="P2">To be a RF System Solution Provider, through its innovative research and design works for a new world of broadband wireless communications.</text:p>
      <text:p text:style-name="P2"/>
      <text:p text:style-name="P2">Tagline of the company:</text:p>
      <text:p text:style-name="P2"/>
      <text:p text:style-name="P2">Applying thoughts.</text:p>
      <text:p text:style-name="P2"/>
      <text:p text:style-name="P2">Infosys – IT Company Profile</text:p>
      <text:p text:style-name="P2">TCS Company Profile</text:p>
      <text:p text:style-name="P2">Services provided by Wipro:</text:p>
      <text:p text:style-name="P2"/>
      <text:p text:style-name="P2">Cloud services</text:p>
      <text:p text:style-name="P2">Consulting services</text:p>
      <text:p text:style-name="P2">Infrastructure Management services</text:p>
      <text:p text:style-name="P2">Business application</text:p>
      <text:p text:style-name="P2">Product Engineering solutions</text:p>
      <text:p text:style-name="P2">[Read: Study Abroad Guide]</text:p>
      <text:p text:style-name="P2"/>
      <text:p text:style-name="P2">Wipro Branches in India:</text:p>
      <text:p text:style-name="P2"><text:soft-page-break/></text:p>
      <text:p text:style-name="P2">Bangalore</text:p>
      <text:p text:style-name="P2">Chennai</text:p>
      <text:p text:style-name="P2">Hyderabad</text:p>
      <text:p text:style-name="P2">Pune</text:p>
      <text:p text:style-name="P2">Kolkatta</text:p>
      <text:p text:style-name="P2">Mumbai</text:p>
      <text:p text:style-name="P2">Noida</text:p>
      <text:p text:style-name="P2">Cochin</text:p>
      <text:p text:style-name="P2">Jalgaon</text:p>
      <text:p text:style-name="P2">Gurgaon</text:p>
      <text:p text:style-name="P2">Delhi</text:p>
      <text:p text:style-name="P2">Branches in abroad:</text:p>
      <text:p text:style-name="P2"/>
      <text:p text:style-name="P2">North America -&gt; Canada</text:p>
      <text:p text:style-name="P2">South America -&gt; Brazil</text:p>
      <text:p text:style-name="P2">Europe -&gt; United Kingdom</text:p>
      <text:p text:style-name="P2">Africa</text:p>
      <text:p text:style-name="P2">Asia Pacific -&gt; Japan</text:p>
      <text:p text:style-name="P2">[Useful: Education Loan Guide]</text:p>
      <text:p text:style-name="P2"/>
      <text:p text:style-name="P2">WIPRO History:</text:p>
      <text:p text:style-name="P2"/>
      <text:p text:style-name="P2">1966:</text:p>
      <text:p text:style-name="P2"/>
      <text:p text:style-name="P2">– <text:s text:c="3"/>Azim Premji took over Wipro as its chairman after his father’s death.</text:p>
      <text:p text:style-name="P2"/>
      <text:p text:style-name="P2">1980:</text:p>
      <text:p text:style-name="P2"/>
      <text:p text:style-name="P2">– <text:s text:c="3"/>Arrival of Wipro into IT domain</text:p>
      <text:p text:style-name="P2"/>
      <text:p text:style-name="P2">1982:</text:p>
      <text:p text:style-name="P2"/>
      <text:p text:style-name="P2">– <text:s text:c="3"/>Changed its name from Wipro Product Limited to Wipro Limited.</text:p>
      <text:p text:style-name="P2"/>
      <text:p text:style-name="P2">1985:</text:p>
      <text:p text:style-name="P2"/>
      <text:p text:style-name="P2">– <text:s text:c="3"/>Became the pioneers in marketing indigenous Personal computers</text:p>
      <text:p text:style-name="P2"/>
      <text:p text:style-name="P2">1994:</text:p>
      <text:p text:style-name="P2"/>
      <text:p text:style-name="P2">– <text:s text:c="3"/>Launched <text:s/>heavy duty industrial cylinders and mobile hydraulic cylinders</text:p>
      <text:p text:style-name="P2"/>
      <text:p text:style-name="P2">1998:</text:p>
      <text:p text:style-name="P2"/>
      <text:p text:style-name="P2">– <text:s text:c="4"/>Certified as SEI-CMM Level 5.</text:p>
      <text:p text:style-name="P2"/>
      <text:p text:style-name="P2">2001:</text:p>
      <text:p text:style-name="P2"/>
      <text:p text:style-name="P2">– <text:s text:c="4"/>First company to be certified as PCMM Level 5.</text:p>
      <text:p text:style-name="P2"/>
      <text:p text:style-name="P2">[SEE: Career Guidance for all]</text:p>
      <text:p text:style-name="P2"><text:soft-page-break/></text:p>
      <text:p text:style-name="P2">2002:</text:p>
      <text:p text:style-name="P2"/>
      <text:p text:style-name="P2">– <text:s text:c="3"/>Launched BPO business</text:p>
      <text:p text:style-name="P2"/>
      <text:p text:style-name="P2">2008:</text:p>
      <text:p text:style-name="P2"/>
      <text:p text:style-name="P2">– <text:s text:c="3"/>Launched eco-energy business.</text:p>
      <text:p text:style-name="P2"/>
      <text:p text:style-name="P2">Achievements:</text:p>
      <text:p text:style-name="P2"/>
      <text:p text:style-name="P2">Awarded supplier of Excellence award by Verizon in the year 2006.</text:p>
      <text:p text:style-name="P2">In 2007, was given the Global MAKE Awards Won outsourcing excellence award along with Nortel</text:p>
      <text:p text:style-name="P2">First Indian company to win the Dale Carnegie Global Leadership Award in 2007 and Cisco awarded Wipro as Top Sales Achievement Partner and Best Post Sales Support Partner of 2007.</text:p>
      <text:p text:style-name="P2">Was awarded Platinum Partner Award from Hitachi Data System for 2008-2009.</text:p>
      <text:p text:style-name="P2">In 2009, Wipro BPO was the winner for the best project achievement in the customer experience at the Global Six sigma and Business Improvement Award.</text:p>
      <text:p text:style-name="P2">[Read: Projects free download]</text:p>
      <text:p text:style-name="P2"/>
      <text:p text:style-name="P2">Employee’s count:</text:p>
      <text:p text:style-name="P2"/>
      <text:p text:style-name="P2">As per the statistics of 2012, CTS and its subsidiaries have an employee count of 140,569.</text:p>
      <text:p text:style-name="P2"/>
      <text:p text:style-name="P2">Wipro’s Basic salary in India:</text:p>
      <text:p text:style-name="P2"/>
      <text:p text:style-name="P2">Sr. Software Engineer / Developer -&gt; Rs 350,234 – Rs 726,833</text:p>
      <text:p text:style-name="P2">Software Engineer -&gt; Rs 241,953 – Rs 445,567</text:p>
      <text:p text:style-name="P2">Project Engineer -&gt; Rs 199,183 – Rs 393,921</text:p>
      <text:p text:style-name="P2">[SEE: Love calculator | Love Meter | Love Percentage]</text:p>
      <text:p text:style-name="P2"/>
      <text:p text:style-name="P2">Official website and FB:</text:p>
      <text:p text:style-name="P2"/>
      <text:p text:style-name="P2">Facebook Page: https://www.facebook.com/WiproTechnologies</text:p>
      <text:p text:style-name="P2"/>
      <text:p text:style-name="P2">Source : Wikipedia &amp; Wipro Website.</text:p>
      <text:p text:style-name="P2"/>
      <text:p text:style-name="P2"/>
      <text:p text:style-name="P2"/>
      <text:p text:style-name="P2"/>
      <text:p text:style-name="P2"/>
      <text:p text:style-name="P2"/>
      <text:p text:style-name="P2"/>
      <text:p text:style-name="P2"/>
      <text:p text:style-name="P2"/>
      <text:p text:style-name="P2"/>
      <text:p text:style-name="P2"/>
      <text:p text:style-name="P3">[TCS]Tata Consultancy Services – IT Company Profile</text:p>
      <text:p text:style-name="P3"/>
      <text:p text:style-name="P3">IT Tata Cons[TCS] Tata Consultancy Services: IT company profile, complete details and official website details are gathered and a collection of information is given below. Download TCS placement papers collection.</text:p>
      <text:p text:style-name="P3"><text:soft-page-break/></text:p>
      <text:p text:style-name="P3">TATA CONSULTANCY SERVICES PROFILE</text:p>
      <text:p text:style-name="P3"/>
      <text:p text:style-name="P3">Tata group is one of the oldest and most respected company in India started by Jamsetji Nusserwanji Tata in the year 1868. <text:s/>One of the wings of Tata group is the Tata Consultancy Services established in the year 1968. TCS is an Indian Multinational Company founded by Jehangir Ratanji Dadabhoy Tata who was India’s first licensed pilot. TCS is one of the largest companies with its presence in 43 countries across 6 continents.</text:p>
      <text:p text:style-name="P3"/>
      <text:p text:style-name="P3">[Related: IT Companies in Bangalore]</text:p>
      <text:p text:style-name="P3"/>
      <text:p text:style-name="P3">Head quarters:</text:p>
      <text:p text:style-name="P3"/>
      <text:p text:style-name="P3">Mumbai, Maharashtra, India</text:p>
      <text:p text:style-name="P3"/>
      <text:p text:style-name="P3">Management Profiles:</text:p>
      <text:p text:style-name="P3"/>
      <text:p text:style-name="P3">Chairman: Cyrus Mistry</text:p>
      <text:p text:style-name="P3">CEO and Managing Director: N. Chandrasekaran</text:p>
      <text:p text:style-name="P3">Rajesh Gopinathan : Chief Financial Officer and Vice President</text:p>
      <text:p text:style-name="P3">[Read: Study Abroad Guide]</text:p>
      <text:p text:style-name="P3"/>
      <text:p text:style-name="P3">Tagline of the company:</text:p>
      <text:p text:style-name="P3"/>
      <text:p text:style-name="P3">Experience certainty.</text:p>
      <text:p text:style-name="P3"/>
      <text:p text:style-name="P3">Mission of the company:</text:p>
      <text:p text:style-name="P3"/>
      <text:p text:style-name="P3">To help customers achieve their business objectives by providing innovative, best-in class consulting, IT solutions and services.</text:p>
      <text:p text:style-name="P3"/>
      <text:p text:style-name="P3">Company values:</text:p>
      <text:p text:style-name="P3"/>
      <text:p text:style-name="P3">Leading change, Respect for individual, integrity, excellence, Learning and sharing.</text:p>
      <text:p text:style-name="P3"/>
      <text:p text:style-name="P3">[Useful: Education Loan Guide]</text:p>
      <text:p text:style-name="P3"/>
      <text:p text:style-name="P3">Services provided by TCS:</text:p>
      <text:p text:style-name="P3"/>
      <text:p text:style-name="P3">IT services,</text:p>
      <text:p text:style-name="P3">Infrastructure services,</text:p>
      <text:p text:style-name="P3">Enterprise solutions,</text:p>
      <text:p text:style-name="P3">Consulting,</text:p>
      <text:p text:style-name="P3">Business process outsourcing,</text:p>
      <text:p text:style-name="P3">Engineering and Industrial services,</text:p>
      <text:p text:style-name="P3">Asset leverage solution,</text:p>
      <text:p text:style-name="P3">Assurance services.</text:p>
      <text:p text:style-name="P3">Important clients:</text:p>
      <text:p text:style-name="P3"/>
      <text:p text:style-name="P3">Singapore airlines</text:p>
      <text:p text:style-name="P3">IBM</text:p>
      <text:p text:style-name="P3">Microsoft</text:p>
      <text:p text:style-name="P3"><text:soft-page-break/>NSE</text:p>
      <text:p text:style-name="P3">Pearl Corporation</text:p>
      <text:p text:style-name="P3">ABN-AMRO Bank</text:p>
      <text:p text:style-name="P3">[SEE: Career Guidance for all]</text:p>
      <text:p text:style-name="P3"/>
      <text:p text:style-name="P3">TCS Branches in India:</text:p>
      <text:p text:style-name="P3"/>
      <text:p text:style-name="P3">Chennai</text:p>
      <text:p text:style-name="P3">Coimbatore</text:p>
      <text:p text:style-name="P3">Delhi</text:p>
      <text:p text:style-name="P3">Gurgaon</text:p>
      <text:p text:style-name="P3">Lucknow</text:p>
      <text:p text:style-name="P3">Kolkatta</text:p>
      <text:p text:style-name="P3">Ahmedabad</text:p>
      <text:p text:style-name="P3">Gandhinagar</text:p>
      <text:p text:style-name="P3">Pune</text:p>
      <text:p text:style-name="P3">Trivandrum</text:p>
      <text:p text:style-name="P3">Kochi</text:p>
      <text:p text:style-name="P3">TCS Branches in abroad:</text:p>
      <text:p text:style-name="P3"/>
      <text:p text:style-name="P3">North America -&gt; Mexico, Canada</text:p>
      <text:p text:style-name="P3">South America -&gt; Peru, Chile, Uruguay, Columbia, Argentina</text:p>
      <text:p text:style-name="P3">Australia</text:p>
      <text:p text:style-name="P3">Europe -&gt; Germany, Italy, Netherlands, Hungary, Norway, Portugal, United Kingdom, Spain, Switzerland</text:p>
      <text:p text:style-name="P3">Asia -&gt; Malaysia, Philippines, Singapore, Japan, Israel, Saudi Arabia, Taiwan</text:p>
      <text:p text:style-name="P3">Africa -&gt; South Africa and Morocco</text:p>
      <text:p text:style-name="P3">[Read: Projects free download]</text:p>
      <text:p text:style-name="P3"/>
      <text:p text:style-name="P3">TCS Product offering:</text:p>
      <text:p text:style-name="P3"/>
      <text:p text:style-name="P3">Banking -&gt; Quartz, FIG</text:p>
      <text:p text:style-name="P3"/>
      <text:p text:style-name="P3">Manufacturing -&gt; CemPac, Factore etc</text:p>
      <text:p text:style-name="P3"/>
      <text:p text:style-name="P3">Tools -&gt; Mastercraft, Consult</text:p>
      <text:p text:style-name="P3"/>
      <text:p text:style-name="P3">Finance-&gt; Network custody and clearing system</text:p>
      <text:p text:style-name="P3"/>
      <text:p text:style-name="P3">Accounting-&gt; E. X. Personal accountant, E. X. Personal investment manager</text:p>
      <text:p text:style-name="P3"/>
      <text:p text:style-name="P3">[SEE: Love calculator | Love Meter | Love Percentage]</text:p>
      <text:p text:style-name="P3"/>
      <text:p text:style-name="P3">TCS History:</text:p>
      <text:p text:style-name="P3"/>
      <text:p text:style-name="P3">1975:</text:p>
      <text:p text:style-name="P3"/>
      <text:p text:style-name="P3">– <text:s text:c="9"/>First campus drive at IISc Banglore.</text:p>
      <text:p text:style-name="P3"/>
      <text:p text:style-name="P3">1979:</text:p>
      <text:p text:style-name="P3"/>
      <text:p text:style-name="P3">– <text:s text:c="9"/>Associated with swiss partner</text:p>
      <text:p text:style-name="P3"><text:soft-page-break/></text:p>
      <text:p text:style-name="P3">– <text:s text:c="9"/>Delivered an electronic repository and trading system called SECOM.</text:p>
      <text:p text:style-name="P3"/>
      <text:p text:style-name="P3">1981:</text:p>
      <text:p text:style-name="P3"/>
      <text:p text:style-name="P3">– <text:s text:c="9"/>India’s first software development and research center in Pune</text:p>
      <text:p text:style-name="P3"/>
      <text:p text:style-name="P3">2000:</text:p>
      <text:p text:style-name="P3"/>
      <text:p text:style-name="P3">– <text:s text:c="9"/>Launched ‘Personal Accountant’ which is the integrated accounting software in Guwahati.</text:p>
      <text:p text:style-name="P3"/>
      <text:p text:style-name="P3">– <text:s text:c="9"/>Launched computer security consultancy practice.</text:p>
      <text:p text:style-name="P3"/>
      <text:p text:style-name="P3">2001:</text:p>
      <text:p text:style-name="P3"/>
      <text:p text:style-name="P3">– <text:s text:c="9"/>Singapore was set to be the regional headquarters through which <text:s/>TCS spreads its operation through Asia-Pacific</text:p>
      <text:p text:style-name="P3"/>
      <text:p text:style-name="P3">– <text:s text:c="9"/>Announced the opening of new office in Portland, Oregon.</text:p>
      <text:p text:style-name="P3"/>
      <text:p text:style-name="P3">2003:</text:p>
      <text:p text:style-name="P3"/>
      <text:p text:style-name="P3">– <text:s text:c="9"/>Builds up a dedicated department for its employee to speak at least one foreign language.</text:p>
      <text:p text:style-name="P3"/>
      <text:p text:style-name="P3">– <text:s text:c="9"/>TCS issues digital certificates to 12 delegates.</text:p>
      <text:p text:style-name="P3"/>
      <text:p text:style-name="P3">[Useful: Learn &amp; Practice Aptitude]</text:p>
      <text:p text:style-name="P3"/>
      <text:p text:style-name="P3">2005:</text:p>
      <text:p text:style-name="P3"/>
      <text:p text:style-name="P3">– <text:s text:c="9"/>Alliance with Hyperion</text:p>
      <text:p text:style-name="P3"/>
      <text:p text:style-name="P3">– <text:s text:c="9"/>New development center in Kochi</text:p>
      <text:p text:style-name="P3"/>
      <text:p text:style-name="P3">2009:</text:p>
      <text:p text:style-name="P3"/>
      <text:p text:style-name="P3">– <text:s text:c="9"/>New global delivery center in Buenos Aires, Argentina.</text:p>
      <text:p text:style-name="P3"/>
      <text:p text:style-name="P3">– <text:s text:c="9"/>Multi-year IT solution contract with Infineon Technologies.</text:p>
      <text:p text:style-name="P3"/>
      <text:p text:style-name="P3">2010:</text:p>
      <text:p text:style-name="P3"/>
      <text:p text:style-name="P3">– <text:s text:c="9"/>Signed a multi-year outsourcing contract with Norway’s Telenor</text:p>
      <text:p text:style-name="P3"/>
      <text:p text:style-name="P3">– <text:s text:c="9"/>Hitlon signed a multi-year agreement worldwide with TCS</text:p>
      <text:p text:style-name="P3"/>
      <text:p text:style-name="P3">2011:</text:p>
      <text:p text:style-name="P3"/>
      <text:p text:style-name="P3">– <text:s text:c="9"/>Launched major partnership with Amsterdam Marathon.</text:p>
      <text:p text:style-name="P3"/>
      <text:p text:style-name="P3">– <text:s text:c="9"/>Awarded supplier of the year by Owens corning.</text:p>
      <text:p text:style-name="P3"/>
      <text:p text:style-name="P3"><text:soft-page-break/>2012:</text:p>
      <text:p text:style-name="P3"/>
      <text:p text:style-name="P3">– <text:s text:c="9"/>TCS China ranked among top 10 Global service providers</text:p>
      <text:p text:style-name="P3"/>
      <text:p text:style-name="P3">– <text:s text:c="9"/>Awarded Partner impact awards by SAP</text:p>
      <text:p text:style-name="P3"/>
      <text:p text:style-name="P3">2013:</text:p>
      <text:p text:style-name="P3"/>
      <text:p text:style-name="P3">– <text:s text:c="9"/>Selected by Nokia as Global IT partner</text:p>
      <text:p text:style-name="P3"/>
      <text:p text:style-name="P3">[Related: Learn English Quickly]</text:p>
      <text:p text:style-name="P3"/>
      <text:p text:style-name="P3">Achievements of TCS:</text:p>
      <text:p text:style-name="P3"/>
      <text:p text:style-name="P3">– <text:s text:c="9"/>First company to attain PCMM Level 4 worldwide</text:p>
      <text:p text:style-name="P3"/>
      <text:p text:style-name="P3">– <text:s text:c="9"/>First company to cross US$ 1 billion, 2 billion and 5 billion revenue among the Indian-based IT companies.</text:p>
      <text:p text:style-name="P3"/>
      <text:p text:style-name="P3">– <text:s text:c="9"/>First company with integrated SEI-CMMI level 5 &amp; PCMM Level 5 worldwide</text:p>
      <text:p text:style-name="P3"/>
      <text:p text:style-name="P3">– <text:s text:c="9"/>Awarded Goldshield for excellence in Financial Reporting by Institute of Chartered Accountants of India</text:p>
      <text:p text:style-name="P3"/>
      <text:p text:style-name="P3">– <text:s text:c="9"/>Awarded “Indian IT company of the year 2011-Large Expertise” at the Bloomerg-UTV CXO</text:p>
      <text:p text:style-name="P3"/>
      <text:p text:style-name="P3">– <text:s text:c="9"/>Ranked among Asia’s FAB 50 companies by Forbes</text:p>
      <text:p text:style-name="P3"/>
      <text:p text:style-name="P3">– <text:s text:c="9"/>CNBC TV 18 named TCS as “outstanding company of the year-2012”</text:p>
      <text:p text:style-name="P3"/>
      <text:p text:style-name="P3">[Read: IT Related Studies Abroad]</text:p>
      <text:p text:style-name="P3"/>
      <text:p text:style-name="P3">Employee’s count:</text:p>
      <text:p text:style-name="P3"/>
      <text:p text:style-name="P3">TCS and its subsidiaries have an employee count of 254,000</text:p>
      <text:p text:style-name="P3"/>
      <text:p text:style-name="P3">TCS Basic salary in India:</text:p>
      <text:p text:style-name="P3"/>
      <text:p text:style-name="P3">Systems Engineer: Rs. 214,318-Rs 1,021,998</text:p>
      <text:p text:style-name="P3">Sr. Software Engineer/Developer: Rs. 334,389 – Rs. 1,042,964</text:p>
      <text:p text:style-name="P3">Systems Engineer(computer Networking/IT): Rs. 205,630 – Rs. 449,079</text:p>
      <text:p text:style-name="P3">SAP consultant: Rs.262,201 – Rs. 1,362,462</text:p>
      <text:p text:style-name="P3">Official website and FB:</text:p>
      <text:p text:style-name="P3"/>
      <text:p text:style-name="P3">Facebook Page: https://www.facebook.com/TataConsultancyServices</text:p>
      <text:p text:style-name="P3"/>
      <text:p text:style-name="P3">Source : Wikipedia &amp; TCS Website.</text:p>
      <text:p text:style-name="P3"/>
      <text:p text:style-name="P3"/>
      <text:p text:style-name="P3"/>
      <text:p text:style-name="P3"/>
      <text:p text:style-name="P3"/>
      <text:p text:style-name="P3"><text:soft-page-break/></text:p>
      <text:p text:style-name="P3"/>
      <text:p text:style-name="P4">Infosys – IT Company Profile</text:p>
      <text:p text:style-name="P4"/>
      <text:p text:style-name="P4">Infosys DetailsInfosys Limited: IT company profile, complete details and official website details are gathered and a collection of information is given below. Do you know Bangalore software companies HR e-mail id‘s?.</text:p>
      <text:p text:style-name="P4"/>
      <text:p text:style-name="P4">INFOSYS PROFILE</text:p>
      <text:p text:style-name="P4"/>
      <text:p text:style-name="P4">Infosys Limited is established in the year 1981 by N. R. Narayana Moorthy, N. S. Raghavan, Nandan Nilekani, S. Gopalalakrishnan, K. Dinesh, Ashok Arora and S. D. Shibulal who resigned from Patni Computer systems. Infosys is an Indian Multinational company which went public in 1993, initially established as Infosys Consultants Pvt. Ltd in model colony, Pune. According to Forbes magazine since listing on the Bombay Stock Exchange till the year 2000, Infosys sales and earnings compounded at more than 70% a year. In the year 2000, the president of United States of America appreciated India for its achievement in Technology citing Infosys as an example.</text:p>
      <text:p text:style-name="P4"/>
      <text:p text:style-name="P4">[Related: Placement Papers download]</text:p>
      <text:p text:style-name="P4"/>
      <text:p text:style-name="P4">Infosys Headquarters:</text:p>
      <text:p text:style-name="P4"/>
      <text:p text:style-name="P4">Bangalore, Karnataka, India</text:p>
      <text:p text:style-name="P4"/>
      <text:p text:style-name="P4">CEO:</text:p>
      <text:p text:style-name="P4"/>
      <text:p text:style-name="P4">S. D. Shibulal</text:p>
      <text:p text:style-name="P4"/>
      <text:p text:style-name="P4">Vision of the company:</text:p>
      <text:p text:style-name="P4"/>
      <text:p text:style-name="P4">To be globally respected Corporation provides best-of-breed solutions leveraging technology delivered by best in class people.</text:p>
      <text:p text:style-name="P4"/>
      <text:p text:style-name="P4">Mission of the company:</text:p>
      <text:p text:style-name="P4"/>
      <text:p text:style-name="P4">Strategic partnership for building tomorrow’s enterprise.</text:p>
      <text:p text:style-name="P4"/>
      <text:p text:style-name="P4">Tagline of the company:</text:p>
      <text:p text:style-name="P4"/>
      <text:p text:style-name="P4">Powered by Intellect, driven by values.</text:p>
      <text:p text:style-name="P4"/>
      <text:p text:style-name="P4">[Read: Study Abroad Guide]</text:p>
      <text:p text:style-name="P4"/>
      <text:p text:style-name="P4">Services provided:</text:p>
      <text:p text:style-name="P4"/>
      <text:p text:style-name="P4">Business services</text:p>
      <text:p text:style-name="P4">Technology services</text:p>
      <text:p text:style-name="P4">Outsourcing services.</text:p>
      <text:p text:style-name="P4">Products and platform:</text:p>
      <text:p text:style-name="P4"/>
      <text:p text:style-name="P4">Finacle</text:p>
      <text:p text:style-name="P4">Edge</text:p>
      <text:p text:style-name="P4"><text:soft-page-break/>[Useful: Education Loan Guide]</text:p>
      <text:p text:style-name="P4"/>
      <text:p text:style-name="P4">Infosys Branches in India:</text:p>
      <text:p text:style-name="P4"/>
      <text:p text:style-name="P4">Bhubaneshwar</text:p>
      <text:p text:style-name="P4">Chennai</text:p>
      <text:p text:style-name="P4">Jaipur</text:p>
      <text:p text:style-name="P4">Mysore</text:p>
      <text:p text:style-name="P4">Hyderabad</text:p>
      <text:p text:style-name="P4">Pune</text:p>
      <text:p text:style-name="P4">New Delhi</text:p>
      <text:p text:style-name="P4">Gurgaon</text:p>
      <text:p text:style-name="P4">Mumbai</text:p>
      <text:p text:style-name="P4">Chandigarh</text:p>
      <text:p text:style-name="P4">Branches in abroad:</text:p>
      <text:p text:style-name="P4"/>
      <text:p text:style-name="P4">America</text:p>
      <text:p text:style-name="P4">Europe</text:p>
      <text:p text:style-name="P4">Middle-East Africa</text:p>
      <text:p text:style-name="P4">Australia</text:p>
      <text:p text:style-name="P4">[SEE: Career Guidance for all]</text:p>
      <text:p text:style-name="P4"/>
      <text:p text:style-name="P4">History:</text:p>
      <text:p text:style-name="P4"/>
      <text:p text:style-name="P4">1987:</text:p>
      <text:p text:style-name="P4"/>
      <text:p text:style-name="P4">– <text:s text:c="3"/>First international office at Boston.</text:p>
      <text:p text:style-name="P4"/>
      <text:p text:style-name="P4">1992:</text:p>
      <text:p text:style-name="P4"/>
      <text:p text:style-name="P4">– <text:s text:c="3"/>Changed its name to Infosys technology private limited on April 21st.</text:p>
      <text:p text:style-name="P4"/>
      <text:p text:style-name="P4">– <text:s text:c="3"/>Converted as public limited company on July 20.</text:p>
      <text:p text:style-name="P4"/>
      <text:p text:style-name="P4">– <text:s text:c="3"/>Joint venture in USA with KSA (Kurt Salmon Associates).</text:p>
      <text:p text:style-name="P4"/>
      <text:p text:style-name="P4">1993:</text:p>
      <text:p text:style-name="P4"/>
      <text:p text:style-name="P4">– <text:s text:c="3"/>ISO 9001 certification</text:p>
      <text:p text:style-name="P4"/>
      <text:p text:style-name="P4">– <text:s text:c="3"/>Introduced Employees Stock Options Program (ESOP).</text:p>
      <text:p text:style-name="P4"/>
      <text:p text:style-name="P4">1994:</text:p>
      <text:p text:style-name="P4"/>
      <text:p text:style-name="P4">– <text:s text:c="3"/>Established office in Dallas, New York, Cincinnati, San Francisco.</text:p>
      <text:p text:style-name="P4"/>
      <text:p text:style-name="P4">– <text:s text:c="3"/>Moves corporate Headquarters to Electronic City, Bangalore.</text:p>
      <text:p text:style-name="P4"/>
      <text:p text:style-name="P4">1997:</text:p>
      <text:p text:style-name="P4"/>
      <text:p text:style-name="P4">– <text:s text:c="3"/>CMM level 4 certification</text:p>
      <text:p text:style-name="P4"/>
      <text:p text:style-name="P4"><text:soft-page-break/>1999:</text:p>
      <text:p text:style-name="P4"/>
      <text:p text:style-name="P4">– <text:s text:c="3"/>21st company to achieve CMM Level 5 certification</text:p>
      <text:p text:style-name="P4"/>
      <text:p text:style-name="P4">[Read: Projects free download]</text:p>
      <text:p text:style-name="P4"/>
      <text:p text:style-name="P4">2002</text:p>
      <text:p text:style-name="P4"/>
      <text:p text:style-name="P4">– <text:s text:c="3"/>Opened office at Singapore, Switzerland and Netherland and reaches a revenue of US $500 million</text:p>
      <text:p text:style-name="P4"/>
      <text:p text:style-name="P4">2003:</text:p>
      <text:p text:style-name="P4"/>
      <text:p text:style-name="P4">– <text:s text:c="3"/>Established subsidiary in China and Australia</text:p>
      <text:p text:style-name="P4"/>
      <text:p text:style-name="P4">– <text:s text:c="3"/>Established development center in Thiruvanadhapuram</text:p>
      <text:p text:style-name="P4"/>
      <text:p text:style-name="P4">2004:</text:p>
      <text:p text:style-name="P4"/>
      <text:p text:style-name="P4">– <text:s text:c="3"/>Infosys Consulting Inc is launched.</text:p>
      <text:p text:style-name="P4"/>
      <text:p text:style-name="P4">– <text:s text:c="3"/>Company’s revenue US$ 1 billion.</text:p>
      <text:p text:style-name="P4"/>
      <text:p text:style-name="P4">2005:</text:p>
      <text:p text:style-name="P4"/>
      <text:p text:style-name="P4">– <text:s text:c="3"/>Global MAKE Hall of Fame selected Infosys</text:p>
      <text:p text:style-name="P4"/>
      <text:p text:style-name="P4">2006:</text:p>
      <text:p text:style-name="P4"/>
      <text:p text:style-name="P4">– <text:s text:c="3"/>Revenue crossed US$ 2 billion</text:p>
      <text:p text:style-name="P4"/>
      <text:p text:style-name="P4">– <text:s text:c="3"/>Infosys becomes a 25 years old company</text:p>
      <text:p text:style-name="P4"/>
      <text:p text:style-name="P4">– <text:s text:c="3"/>N. R. Narayana Moorthy retries.</text:p>
      <text:p text:style-name="P4"/>
      <text:p text:style-name="P4">– <text:s text:c="3"/>Number of employees raised to 50,000+</text:p>
      <text:p text:style-name="P4"/>
      <text:p text:style-name="P4">2007:</text:p>
      <text:p text:style-name="P4"/>
      <text:p text:style-name="P4">– <text:s text:c="3"/>Opens up a development center at Mexico.</text:p>
      <text:p text:style-name="P4"/>
      <text:p text:style-name="P4">– <text:s text:c="3"/>Revenue US$ 3 billion</text:p>
      <text:p text:style-name="P4"/>
      <text:p text:style-name="P4">– <text:s text:c="3"/>Employee growth 70,000+</text:p>
      <text:p text:style-name="P4"/>
      <text:p text:style-name="P4">2008:</text:p>
      <text:p text:style-name="P4"/>
      <text:p text:style-name="P4">– <text:s text:c="3"/>Crossed revenue of US$4.18 billion</text:p>
      <text:p text:style-name="P4"/>
      <text:p text:style-name="P4">– <text:s text:c="3"/>Annual net profits US$ 1 billion</text:p>
      <text:p text:style-name="P4"/>
      <text:p text:style-name="P4">[SEE: Love calculator | Love Meter | Love Percentage]</text:p>
      <text:p text:style-name="P4"><text:soft-page-break/></text:p>
      <text:p text:style-name="P4">2009:</text:p>
      <text:p text:style-name="P4"/>
      <text:p text:style-name="P4">– <text:s text:c="3"/>First development center in Brazil</text:p>
      <text:p text:style-name="P4"/>
      <text:p text:style-name="P4">– <text:s text:c="3"/>Second development center at Monterrey, Mexico.</text:p>
      <text:p text:style-name="P4"/>
      <text:p text:style-name="P4">– <text:s text:c="3"/>Successful implementation in its IT enabled end-to-end business transformation program for Thermax.</text:p>
      <text:p text:style-name="P4"/>
      <text:p text:style-name="P4">2010:</text:p>
      <text:p text:style-name="P4"/>
      <text:p text:style-name="P4">– <text:s text:c="3"/>US$ 5 billion revenue</text:p>
      <text:p text:style-name="P4"/>
      <text:p text:style-name="P4">2011:</text:p>
      <text:p text:style-name="P4"/>
      <text:p text:style-name="P4">– <text:s text:c="3"/>K. V. Kamath becomes the new chairman</text:p>
      <text:p text:style-name="P4"/>
      <text:p text:style-name="P4">– <text:s text:c="3"/>Revenue US$ 6 billion</text:p>
      <text:p text:style-name="P4"/>
      <text:p text:style-name="P4">2012:</text:p>
      <text:p text:style-name="P4"/>
      <text:p text:style-name="P4">– <text:s text:c="2"/>Revenue US$ 7 billion.</text:p>
      <text:p text:style-name="P4"/>
      <text:p text:style-name="P4">[Useful: Learn &amp; Practice Aptitude]</text:p>
      <text:p text:style-name="P4"/>
      <text:p text:style-name="P4">Achievements:</text:p>
      <text:p text:style-name="P4"/>
      <text:p text:style-name="P4">– <text:s text:c="3"/>Euromoney Best Managed Companies in Asia Survey, 2013 ranks Infosys No.1 as the best managed company in Asia pacific.</text:p>
      <text:p text:style-name="P4"/>
      <text:p text:style-name="P4">– <text:s text:c="3"/>Since 2000 Infosys was voted as the most admired company by Wall street Journal every year.</text:p>
      <text:p text:style-name="P4"/>
      <text:p text:style-name="P4">– <text:s text:c="3"/>Infosys is one among the top 25 performers caring for Climate Initiative</text:p>
      <text:p text:style-name="P4"/>
      <text:p text:style-name="P4">– <text:s text:c="3"/>According to Forbes, Infosys ranks 19 among the world’s most innovative company.</text:p>
      <text:p text:style-name="P4"/>
      <text:p text:style-name="P4">Employee’s count:</text:p>
      <text:p text:style-name="P4"/>
      <text:p text:style-name="P4">Infosys and its subsidiaries have 155,629 as on 2012.</text:p>
      <text:p text:style-name="P4"/>
      <text:p text:style-name="P4">[Related: Learn English Quickly]</text:p>
      <text:p text:style-name="P4"/>
      <text:p text:style-name="P4">Infosys Basic salary in India:</text:p>
      <text:p text:style-name="P4"/>
      <text:p text:style-name="P4">Systems Engineer: Rs. 269,630 – Rs. 408, 037</text:p>
      <text:p text:style-name="P4">Sr. Software Engineer/Developer: Rs. 345,649 – Rs. 631,005</text:p>
      <text:p text:style-name="P4">Software Engineer: Rs. 274,518 – Rs. 519,002</text:p>
      <text:p text:style-name="P4">Senior System Engineer: Rs.339,677 – Rs. 496,703</text:p>
      <text:p text:style-name="P4">Official website and FB:</text:p>
      <text:p text:style-name="P4"/>
      <text:p text:style-name="P4">Facebook Page : https://www.facebook.com/Infosys</text:p>
      <text:p text:style-name="P4"><text:soft-page-break/></text:p>
      <text:p text:style-name="P4">Source : Wikipedia &amp; Infosys Website.</text:p>
      <text:p text:style-name="P4"/>
      <text:p text:style-name="P4"/>
      <text:p text:style-name="P4"/>
      <text:p text:style-name="P4"/>
      <text:p text:style-name="P4"/>
      <text:p text:style-name="P4"/>
      <text:p text:style-name="P5">[CTS] Cognizant Technology Solutions – IT Company Profile</text:p>
      <text:p text:style-name="P5"/>
      <text:p text:style-name="P5">CTS profile[CTS] Cognizant Technology Solutions: IT company profile, complete details and official website details are gathered and a collection of information is given below.</text:p>
      <text:p text:style-name="P5"/>
      <text:p text:style-name="P5">CTS PROFILE</text:p>
      <text:p text:style-name="P5"/>
      <text:p text:style-name="P5">Cognizant Technology solution was established in the year 1994 by Kumar Mahadeva. <text:s/>He is a Srilanka based Tamil guy. CTS is an American Multinational Company which had its origin from the Dun and Bradstreet corporation which was a joint venture from Satyam computers. It is a leading provider of information technology, consulting and business process outsourcing services.</text:p>
      <text:p text:style-name="P5"/>
      <text:p text:style-name="P5">[Related: Placement Papers download]</text:p>
      <text:p text:style-name="P5"/>
      <text:p text:style-name="P5">Head quarters:</text:p>
      <text:p text:style-name="P5"/>
      <text:p text:style-name="P5">Teaneck, New Jersey, United States</text:p>
      <text:p text:style-name="P5"/>
      <text:p text:style-name="P5">Management Profiles:</text:p>
      <text:p text:style-name="P5"/>
      <text:p text:style-name="P5">CEO: Francisco D’Souza</text:p>
      <text:p text:style-name="P5"/>
      <text:p text:style-name="P5">Chairman: John E. Klein</text:p>
      <text:p text:style-name="P5"/>
      <text:p text:style-name="P5">Vision of the company:</text:p>
      <text:p text:style-name="P5"/>
      <text:p text:style-name="P5">To lead sustainable growths with environmental friendly practices and responsible use of natural resources.</text:p>
      <text:p text:style-name="P5"/>
      <text:p text:style-name="P5">[Read: Study Abroad Guide]</text:p>
      <text:p text:style-name="P5"/>
      <text:p text:style-name="P5">Mission of the company:</text:p>
      <text:p text:style-name="P5"/>
      <text:p text:style-name="P5">Cognizant’s single-minded mission is to dedicate our business process and technology innovation know-how, our deep industry expertise and worldwide resources to working together with clients to make their businesses stronger.</text:p>
      <text:p text:style-name="P5"/>
      <text:p text:style-name="P5">Tagline of the company:</text:p>
      <text:p text:style-name="P5"/>
      <text:p text:style-name="P5">Passion for building stronger business.</text:p>
      <text:p text:style-name="P5"/>
      <text:p text:style-name="P5">[SEE: Career Guidance for all]</text:p>
      <text:p text:style-name="P5"/>
      <text:p text:style-name="P5">CTS Services provided:</text:p>
      <text:p text:style-name="P5"><text:soft-page-break/></text:p>
      <text:p text:style-name="P5">IT infrastructure and cloud services</text:p>
      <text:p text:style-name="P5">Testing Solutions</text:p>
      <text:p text:style-name="P5">Business process services</text:p>
      <text:p text:style-name="P5">Analytics, Business Intelligence, CRM, Data</text:p>
      <text:p text:style-name="P5">Application outsourcing</text:p>
      <text:p text:style-name="P5">Data Warehousing, Supply Chain Management</text:p>
      <text:p text:style-name="P5">CTS Branches in India:</text:p>
      <text:p text:style-name="P5"/>
      <text:p text:style-name="P5">Coimbatore</text:p>
      <text:p text:style-name="P5">Chennai</text:p>
      <text:p text:style-name="P5">Kerala</text:p>
      <text:p text:style-name="P5">Bangalore</text:p>
      <text:p text:style-name="P5">Mangalore</text:p>
      <text:p text:style-name="P5">Pune</text:p>
      <text:p text:style-name="P5">New Delhi</text:p>
      <text:p text:style-name="P5">Gurgaon</text:p>
      <text:p text:style-name="P5">Hyderabad</text:p>
      <text:p text:style-name="P5">Mumbai</text:p>
      <text:p text:style-name="P5">[Useful: Education Loan Guide]</text:p>
      <text:p text:style-name="P5"/>
      <text:p text:style-name="P5">Branches in abroad:</text:p>
      <text:p text:style-name="P5"/>
      <text:p text:style-name="P5">Australia -&gt; Brisbane, Melbourne, Sydney</text:p>
      <text:p text:style-name="P5">New Zealand -&gt; Wellington, Auckland</text:p>
      <text:p text:style-name="P5">US-&gt; five delivery centers (Chicago, Illinois — Bentonville, Arkansas — Phoenix, Arizona — Holliston, Massachusetts — New Jersey)</text:p>
      <text:p text:style-name="P5">China</text:p>
      <text:p text:style-name="P5">Hong Kong</text:p>
      <text:p text:style-name="P5">[Read: Projects free download]</text:p>
      <text:p text:style-name="P5"/>
      <text:p text:style-name="P5">CTS History:</text:p>
      <text:p text:style-name="P5"/>
      <text:p text:style-name="P5">1988:</text:p>
      <text:p text:style-name="P5"/>
      <text:p text:style-name="P5">– <text:s/>First IT company leveraging India on NASDAQ</text:p>
      <text:p text:style-name="P5"/>
      <text:p text:style-name="P5">– <text:s/>Parent company cognizant corporation split in to 2 companies: IMS health and Nielsan Media Research</text:p>
      <text:p text:style-name="P5"/>
      <text:p text:style-name="P5">2002:</text:p>
      <text:p text:style-name="P5"/>
      <text:p text:style-name="P5">– <text:s/>Acquired certifications such as BS 7799, SEI-CMMI Level 5, P-CMM level 5.</text:p>
      <text:p text:style-name="P5"/>
      <text:p text:style-name="P5">2004:</text:p>
      <text:p text:style-name="P5"/>
      <text:p text:style-name="P5">– <text:s/>Added to prestigious NASDAQ 100 index</text:p>
      <text:p text:style-name="P5"/>
      <text:p text:style-name="P5">– <text:s/>AMR and IDC, Forrester acknowledged CTS as a leading provider of IT services.</text:p>
      <text:p text:style-name="P5"/>
      <text:p text:style-name="P5">2006:</text:p>
      <text:p text:style-name="P5"/>
      <text:p text:style-name="P5"><text:soft-page-break/>– <text:s/>Reached US$ 1 billion revenue</text:p>
      <text:p text:style-name="P5"/>
      <text:p text:style-name="P5">2007:</text:p>
      <text:p text:style-name="P5"/>
      <text:p text:style-name="P5">– <text:s/>Crossed US$ <text:s/>2 billion revenue</text:p>
      <text:p text:style-name="P5"/>
      <text:p text:style-name="P5">– <text:s/>Acquired MarketRx, Inc., a leading provider of analytics and related software services.</text:p>
      <text:p text:style-name="P5"/>
      <text:p text:style-name="P5">2008:</text:p>
      <text:p text:style-name="P5"/>
      <text:p text:style-name="P5">– <text:s/>Crossed US$ 2.8 billion revenue.</text:p>
      <text:p text:style-name="P5"/>
      <text:p text:style-name="P5">– <text:s/>Established delivery centers in Argentina and Hungary</text:p>
      <text:p text:style-name="P5"/>
      <text:p text:style-name="P5">2009:</text:p>
      <text:p text:style-name="P5"/>
      <text:p text:style-name="P5">– <text:s/>Was listed by Forbes as “25 fastest technology growing company in America”</text:p>
      <text:p text:style-name="P5"/>
      <text:p text:style-name="P5">2010:</text:p>
      <text:p text:style-name="P5"/>
      <text:p text:style-name="P5">– <text:s/>Selected for fortune’s “most admired company list”</text:p>
      <text:p text:style-name="P5"/>
      <text:p text:style-name="P5">2011:</text:p>
      <text:p text:style-name="P5"/>
      <text:p text:style-name="P5">– <text:s/>CTS joins Fortune 500.</text:p>
      <text:p text:style-name="P5"/>
      <text:p text:style-name="P5">[SEE: Love calculator | Love Meter | Love Percentage]</text:p>
      <text:p text:style-name="P5"/>
      <text:p text:style-name="P5">Achievements:</text:p>
      <text:p text:style-name="P5"/>
      <text:p text:style-name="P5">Cognizant ranks 14th on Newsweek’s 2012 list of greenest U.S. companies.</text:p>
      <text:p text:style-name="P5"/>
      <text:p text:style-name="P5">Fortune named Cognizant as fastest growing IT companies for the 10th consecutive year.</text:p>
      <text:p text:style-name="P5"/>
      <text:p text:style-name="P5">Employee’s count:</text:p>
      <text:p text:style-name="P5"/>
      <text:p text:style-name="P5">As per the statistics of 2012, CTS and its subsidiaries have an employee count of 160,400.</text:p>
      <text:p text:style-name="P5"/>
      <text:p text:style-name="P5">[Useful: Learn &amp; Practice Aptitude]</text:p>
      <text:p text:style-name="P5"/>
      <text:p text:style-name="P5">CTS Basic salary in India:</text:p>
      <text:p text:style-name="P5"/>
      <text:p text:style-name="P5">Program analyst: Rs 254,055 – Rs 477,462</text:p>
      <text:p text:style-name="P5"/>
      <text:p text:style-name="P5">Associate software engineer: Rs 453,192 – Rs 809,418</text:p>
      <text:p text:style-name="P5"/>
      <text:p text:style-name="P5">Sr. Software engineer/developer: Rs 344,649 – Rs 886,317</text:p>
      <text:p text:style-name="P5"/>
      <text:p text:style-name="P5">Senior software engineer: Rs 489,994 – Rs 1,071,997</text:p>
      <text:p text:style-name="P5"/>
      <text:p text:style-name="P5">[Related: Learn English Quickly]</text:p>
      <text:p text:style-name="P5"/>
      <text:p text:style-name="P5"><text:soft-page-break/>Official website and FB:</text:p>
      <text:p text:style-name="P5"/>
      <text:p text:style-name="P5">Facebook Page : https://www.facebook.com/Cognizant</text:p>
      <text:p text:style-name="P5"/>
      <text:p text:style-name="P5">Source : Wikipedia &amp; Cognizant Website.</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9:24:56.854508744</meta:creation-date>
    <dc:date>2015-03-09T19:35:57.204492119</dc:date>
    <meta:editing-duration>PT10M45S</meta:editing-duration>
    <meta:editing-cycles>5</meta:editing-cycles>
    <meta:generator>LibreOffice/4.2.4.2$Linux_X86_64 LibreOffice_project/420m0$Build-2</meta:generator>
    <meta:document-statistic meta:table-count="0" meta:image-count="0" meta:object-count="0" meta:page-count="19" meta:paragraph-count="507" meta:word-count="2884" meta:character-count="20256" meta:non-whitespace-character-count="17251"/>
  </office:meta>
</office:document-meta>
</file>